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pt"/>
    </style:style>
    <style:style style:name="co3" style:family="table-column">
      <style:table-column-properties fo:break-before="auto" style:column-width="62.5pt"/>
    </style:style>
    <style:style style:name="co4" style:family="table-column">
      <style:table-column-properties fo:break-before="auto" style:column-width="98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76pt" svg:height="216pt" svg:x="12.25pt" svg:y="73.62pt">
            <loext:p draw:notify-on-update-of-ranges="Sheet1.M8:Sheet1.M8 Sheet1.M9:Sheet1.M63 Sheet1.N8:Sheet1.N8 Sheet1.N9:Sheet1.N6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Išankstinio paskirtymo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9"/>
          <table:table-cell office:value-type="string" calcext:value-type="string">
            <text:p>Procesai</text:p>
          </table:table-cell>
          <table:table-cell office:value-type="string" calcext:value-type="string">
            <text:p>Laikas</text:p>
          </table:table-cell>
          <table:table-cell/>
          <table:table-cell office:value-type="string" calcext:value-type="string">
            <text:p>Procesai</text:p>
          </table:table-cell>
          <table:table-cell office:value-type="string" calcext:value-type="string">
            <text:p>Laikas</text:p>
          </table:table-cell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30.466263" calcext:value-type="float">
            <text:p>30.4662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.466263" calcext:value-type="float">
            <text:p>30.466263</text:p>
          </table:table-cell>
          <table:table-cell table:formula="of:=IF(ISNUMBER([.N9]);[.N9];AVERAGE([.N8];[.N10]))" office:value-type="float" office:value="30.466263" calcext:value-type="float">
            <text:p>30.466263</text:p>
          </table:table-cell>
          <table:table-cell table:formula="of:=IF(ISNUMBER([.O9]);[.O9]/IF(ISNUMBER([.O8]);[.O8];[.O9]);1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20.382492" calcext:value-type="float">
            <text:p>20.3824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.382492" calcext:value-type="float">
            <text:p>20.382492</text:p>
          </table:table-cell>
          <table:table-cell table:formula="of:=IF(ISNUMBER([.N10]);[.N10];AVERAGE([.N9];[.N11]))" office:value-type="float" office:value="20.382492" calcext:value-type="float">
            <text:p>20.382492</text:p>
          </table:table-cell>
          <table:table-cell table:formula="of:=IF(ISNUMBER([.O10]);[.O10]/IF(ISNUMBER([.O9]);[.O9];[.O10]);1)" office:value-type="float" office:value="0.669018448373534" calcext:value-type="float">
            <text:p>0.6690184484</text:p>
          </table:table-cell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16.474823" calcext:value-type="float">
            <text:p>16.47482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IF(ISNUMBER([.N11]);[.N11];AVERAGE([.N10];[.N12]))" office:value-type="float" office:value="18.4286575" calcext:value-type="float">
            <text:p>18.4286575</text:p>
          </table:table-cell>
          <table:table-cell table:formula="of:=IF(ISNUMBER([.O11]);[.O11]/IF(ISNUMBER([.O10]);[.O10];[.O11]);1)" office:value-type="float" office:value="0.904141529897326" calcext:value-type="float">
            <text:p>0.9041415299</text:p>
          </table:table-cell>
        </table:table-row>
        <table:table-row table:style-name="ro1"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15.403691" calcext:value-type="float">
            <text:p>15.4036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.474823" calcext:value-type="float">
            <text:p>16.474823</text:p>
          </table:table-cell>
          <table:table-cell table:formula="of:=IF(ISNUMBER([.N12]);[.N12];AVERAGE([.N11];[.N13]))" office:value-type="float" office:value="16.474823" calcext:value-type="float">
            <text:p>16.474823</text:p>
          </table:table-cell>
          <table:table-cell table:formula="of:=IF(ISNUMBER([.O12]);[.O12]/IF(ISNUMBER([.O11]);[.O11];[.O12]);1)" office:value-type="float" office:value="0.893978468046302" calcext:value-type="float">
            <text:p>0.893978468</text:p>
          </table:table-cell>
        </table:table-row>
        <table:table-row table:style-name="ro1"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14.750857" calcext:value-type="float">
            <text:p>14.75085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IF(ISNUMBER([.N13]);[.N13];AVERAGE([.N12];[.N14]))" office:value-type="float" office:value="15.939257" calcext:value-type="float">
            <text:p>15.939257</text:p>
          </table:table-cell>
          <table:table-cell table:formula="of:=IF(ISNUMBER([.O13]);[.O13]/IF(ISNUMBER([.O12]);[.O12];[.O13]);1)" office:value-type="float" office:value="0.967491851050539" calcext:value-type="float">
            <text:p>0.9674918511</text:p>
          </table:table-cell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14.460238" calcext:value-type="float">
            <text:p>14.46023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.403691" calcext:value-type="float">
            <text:p>15.403691</text:p>
          </table:table-cell>
          <table:table-cell table:formula="of:=IF(ISNUMBER([.N14]);[.N14];AVERAGE([.N13];[.N15]))" office:value-type="float" office:value="15.403691" calcext:value-type="float">
            <text:p>15.403691</text:p>
          </table:table-cell>
          <table:table-cell table:formula="of:=IF(ISNUMBER([.O14]);[.O14]/IF(ISNUMBER([.O13]);[.O13];[.O14]);1)" office:value-type="float" office:value="0.966399563041113" calcext:value-type="float">
            <text:p>0.966399563</text:p>
          </table:table-cell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14.2208" calcext:value-type="float">
            <text:p>14.220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IF(ISNUMBER([.N15]);[.N15];AVERAGE([.N14];[.N16]))" office:value-type="float" office:value="15.077274" calcext:value-type="float">
            <text:p>15.077274</text:p>
          </table:table-cell>
          <table:table-cell table:formula="of:=IF(ISNUMBER([.O15]);[.O15]/IF(ISNUMBER([.O14]);[.O14];[.O15]);1)" office:value-type="float" office:value="0.978809169828192" calcext:value-type="float">
            <text:p>0.9788091698</text:p>
          </table:table-cell>
        </table:table-row>
        <table:table-row table:style-name="ro1"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14.938639" calcext:value-type="float">
            <text:p>14.9386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.750857" calcext:value-type="float">
            <text:p>14.750857</text:p>
          </table:table-cell>
          <table:table-cell table:formula="of:=IF(ISNUMBER([.N16]);[.N16];AVERAGE([.N15];[.N17]))" office:value-type="float" office:value="14.750857" calcext:value-type="float">
            <text:p>14.750857</text:p>
          </table:table-cell>
          <table:table-cell table:formula="of:=IF(ISNUMBER([.O16]);[.O16]/IF(ISNUMBER([.O15]);[.O15];[.O16]);1)" office:value-type="float" office:value="0.978350396762704" calcext:value-type="float">
            <text:p>0.9783503968</text:p>
          </table:table-cell>
        </table:table-row>
        <table:table-row table:style-name="ro1">
          <table:table-cell table:number-columns-repeated="9"/>
          <table:table-cell office:value-type="float" office:value="16" calcext:value-type="float">
            <text:p>16</text:p>
          </table:table-cell>
          <table:table-cell office:value-type="float" office:value="14.885834" calcext:value-type="float">
            <text:p>14.88583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IF(ISNUMBER([.N17]);[.N17];AVERAGE([.N16];[.N18]))" office:value-type="float" office:value="14.6055475" calcext:value-type="float">
            <text:p>14.6055475</text:p>
          </table:table-cell>
          <table:table-cell table:formula="of:=IF(ISNUMBER([.O17]);[.O17]/IF(ISNUMBER([.O16]);[.O16];[.O17]);1)" office:value-type="float" office:value="0.990149080829677" calcext:value-type="float">
            <text:p>0.9901490808</text:p>
          </table:table-cell>
        </table:table-row>
        <table:table-row table:style-name="ro1"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14.076414" calcext:value-type="float">
            <text:p>14.0764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.460238" calcext:value-type="float">
            <text:p>14.460238</text:p>
          </table:table-cell>
          <table:table-cell table:formula="of:=IF(ISNUMBER([.N18]);[.N18];AVERAGE([.N17];[.N19]))" office:value-type="float" office:value="14.460238" calcext:value-type="float">
            <text:p>14.460238</text:p>
          </table:table-cell>
          <table:table-cell table:formula="of:=IF(ISNUMBER([.O18]);[.O18]/IF(ISNUMBER([.O17]);[.O17];[.O18]);1)" office:value-type="float" office:value="0.990051074771418" calcext:value-type="float">
            <text:p>0.9900510748</text:p>
          </table:table-cell>
        </table:table-row>
        <table:table-row table:style-name="ro1"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14.084395" calcext:value-type="float">
            <text:p>14.084395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IF(ISNUMBER([.N19]);[.N19];AVERAGE([.N18];[.N20]))" office:value-type="float" office:value="14.340519" calcext:value-type="float">
            <text:p>14.340519</text:p>
          </table:table-cell>
          <table:table-cell table:formula="of:=IF(ISNUMBER([.O19]);[.O19]/IF(ISNUMBER([.O18]);[.O18];[.O19]);1)" office:value-type="float" office:value="0.991720814000433" calcext:value-type="float">
            <text:p>0.991720814</text:p>
          </table:table-cell>
        </table:table-row>
        <table:table-row table:style-name="ro1"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14.956512" calcext:value-type="float">
            <text:p>14.9565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.2208" calcext:value-type="float">
            <text:p>14.2208</text:p>
          </table:table-cell>
          <table:table-cell table:formula="of:=IF(ISNUMBER([.N20]);[.N20];AVERAGE([.N19];[.N21]))" office:value-type="float" office:value="14.2208" calcext:value-type="float">
            <text:p>14.2208</text:p>
          </table:table-cell>
          <table:table-cell table:formula="of:=IF(ISNUMBER([.O20]);[.O20]/IF(ISNUMBER([.O19]);[.O19];[.O20]);1)" office:value-type="float" office:value="0.991651696845839" calcext:value-type="float">
            <text:p>0.9916516968</text:p>
          </table:table-cell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14.190073" calcext:value-type="float">
            <text:p>14.19007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IF(ISNUMBER([.N21]);[.N21];AVERAGE([.N20];[.N22]))" office:value-type="float" office:value="14.5797195" calcext:value-type="float">
            <text:p>14.5797195</text:p>
          </table:table-cell>
          <table:table-cell table:formula="of:=IF(ISNUMBER([.O21]);[.O21]/IF(ISNUMBER([.O20]);[.O20];[.O21]);1)" office:value-type="float" office:value="1.02523905124887" calcext:value-type="float">
            <text:p>1.0252390512</text:p>
          </table:table-cell>
        </table:table-row>
        <table:table-row table:style-name="ro1">
          <table:table-cell table:number-columns-repeated="9"/>
          <table:table-cell office:value-type="float" office:value="35" calcext:value-type="float">
            <text:p>35</text:p>
          </table:table-cell>
          <table:table-cell office:value-type="float" office:value="14.142214" calcext:value-type="float">
            <text:p>14.1422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.938639" calcext:value-type="float">
            <text:p>14.938639</text:p>
          </table:table-cell>
          <table:table-cell table:formula="of:=IF(ISNUMBER([.N22]);[.N22];AVERAGE([.N21];[.N23]))" office:value-type="float" office:value="14.938639" calcext:value-type="float">
            <text:p>14.938639</text:p>
          </table:table-cell>
          <table:table-cell table:formula="of:=IF(ISNUMBER([.O22]);[.O22]/IF(ISNUMBER([.O21]);[.O21];[.O22]);1)" office:value-type="float" office:value="1.02461772326964" calcext:value-type="float">
            <text:p>1.0246177233</text:p>
          </table:table-cell>
        </table:table-row>
        <table:table-row table:style-name="ro1"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14.447835" calcext:value-type="float">
            <text:p>14.44783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IF(ISNUMBER([.N23]);[.N23];AVERAGE([.N22];[.N24]))" office:value-type="float" office:value="14.9122365" calcext:value-type="float">
            <text:p>14.9122365</text:p>
          </table:table-cell>
          <table:table-cell table:formula="of:=IF(ISNUMBER([.O23]);[.O23]/IF(ISNUMBER([.O22]);[.O22];[.O23]);1)" office:value-type="float" office:value="0.998232603385087" calcext:value-type="float">
            <text:p>0.9982326034</text:p>
          </table:table-cell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office:value-type="float" office:value="14.911453" calcext:value-type="float">
            <text:p>14.91145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.885834" calcext:value-type="float">
            <text:p>14.885834</text:p>
          </table:table-cell>
          <table:table-cell table:formula="of:=IF(ISNUMBER([.N24]);[.N24];AVERAGE([.N23];[.N25]))" office:value-type="float" office:value="14.885834" calcext:value-type="float">
            <text:p>14.885834</text:p>
          </table:table-cell>
          <table:table-cell table:formula="of:=IF(ISNUMBER([.O24]);[.O24]/IF(ISNUMBER([.O23]);[.O23];[.O24]);1)" office:value-type="float" office:value="0.998229474163718" calcext:value-type="float">
            <text:p>0.9982294742</text:p>
          </table:table-cell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14.984114" calcext:value-type="float">
            <text:p>14.984114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IF(ISNUMBER([.N25]);[.N25];AVERAGE([.N24];[.N26]))" office:value-type="float" office:value="14.481124" calcext:value-type="float">
            <text:p>14.481124</text:p>
          </table:table-cell>
          <table:table-cell table:formula="of:=IF(ISNUMBER([.O25]);[.O25]/IF(ISNUMBER([.O24]);[.O24];[.O25]);1)" office:value-type="float" office:value="0.972812406748591" calcext:value-type="float">
            <text:p>0.9728124067</text:p>
          </table:table-cell>
        </table:table-row>
        <table:table-row table:style-name="ro1">
          <table:table-cell table:number-columns-repeated="9"/>
          <table:table-cell office:value-type="float" office:value="55" calcext:value-type="float">
            <text:p>55</text:p>
          </table:table-cell>
          <table:table-cell office:value-type="float" office:value="15.202099" calcext:value-type="float">
            <text:p>15.20209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.076414" calcext:value-type="float">
            <text:p>14.076414</text:p>
          </table:table-cell>
          <table:table-cell table:formula="of:=IF(ISNUMBER([.N26]);[.N26];AVERAGE([.N25];[.N27]))" office:value-type="float" office:value="14.076414" calcext:value-type="float">
            <text:p>14.076414</text:p>
          </table:table-cell>
          <table:table-cell table:formula="of:=IF(ISNUMBER([.O26]);[.O26]/IF(ISNUMBER([.O25]);[.O25];[.O26]);1)" office:value-type="float" office:value="0.972052583763526" calcext:value-type="float">
            <text:p>0.9720525838</text:p>
          </table:table-cell>
        </table:table-row>
        <table:table-row table:style-name="ro1">
          <table:table-cell table:number-columns-repeated="12"/>
          <table:table-cell office:value-type="float" office:value="19" calcext:value-type="float">
            <text:p>19</text:p>
          </table:table-cell>
          <table:table-cell/>
          <table:table-cell table:formula="of:=IF(ISNUMBER([.N27]);[.N27];AVERAGE([.N26];[.N28]))" office:value-type="float" office:value="14.0804045" calcext:value-type="float">
            <text:p>14.0804045</text:p>
          </table:table-cell>
          <table:table-cell table:formula="of:=IF(ISNUMBER([.O27]);[.O27]/IF(ISNUMBER([.O26]);[.O26];[.O27]);1)" office:value-type="float" office:value="1.00028348839413" calcext:value-type="float">
            <text:p>1.0002834884</text:p>
          </table:table-cell>
        </table:table-row>
        <table:table-row table:style-name="ro1">
          <table:table-cell table:number-columns-repeated="12"/>
          <table:table-cell office:value-type="float" office:value="20" calcext:value-type="float">
            <text:p>20</text:p>
          </table:table-cell>
          <table:table-cell office:value-type="float" office:value="14.084395" calcext:value-type="float">
            <text:p>14.084395</text:p>
          </table:table-cell>
          <table:table-cell table:formula="of:=IF(ISNUMBER([.N28]);[.N28];AVERAGE([.N27];[.N29]))" office:value-type="float" office:value="14.084395" calcext:value-type="float">
            <text:p>14.084395</text:p>
          </table:table-cell>
          <table:table-cell table:formula="of:=IF(ISNUMBER([.O28]);[.O28]/IF(ISNUMBER([.O27]);[.O27];[.O28]);1)" office:value-type="float" office:value="1.00028340805124" calcext:value-type="float">
            <text:p>1.0002834081</text:p>
          </table:table-cell>
        </table:table-row>
        <table:table-row table:style-name="ro1">
          <table:table-cell table:number-columns-repeated="12"/>
          <table:table-cell office:value-type="float" office:value="21" calcext:value-type="float">
            <text:p>21</text:p>
          </table:table-cell>
          <table:table-cell table:number-columns-repeated="2"/>
          <table:table-cell table:formula="of:=IF(ISNUMBER([.N29]);[.N29]/IF(ISNUMBER([.N28]);[.N28];[.N29]);1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22" calcext:value-type="float">
            <text:p>22</text:p>
          </table:table-cell>
          <table:table-cell table:number-columns-repeated="2"/>
          <table:table-cell table:formula="of:=IF(ISNUMBER([.N30]);[.N30]/IF(ISNUMBER([.N29]);[.N29];[.N30]);1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23" calcext:value-type="float">
            <text:p>23</text:p>
          </table:table-cell>
          <table:table-cell table:number-columns-repeated="2"/>
          <table:table-cell table:formula="of:=IF(ISNUMBER([.N31]);[.N31]/IF(ISNUMBER([.N30]);[.N30];[.N31]);1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24" calcext:value-type="float">
            <text:p>24</text:p>
          </table:table-cell>
          <table:table-cell table:number-columns-repeated="2"/>
          <table:table-cell table:formula="of:=IF(ISNUMBER([.N32]);[.N32]/IF(ISNUMBER([.N31]);[.N31];[.N32]);1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25" calcext:value-type="float">
            <text:p>25</text:p>
          </table:table-cell>
          <table:table-cell office:value-type="float" office:value="14.956512" calcext:value-type="float">
            <text:p>14.956512</text:p>
          </table:table-cell>
          <table:table-cell/>
          <table:table-cell table:formula="of:=IF(ISNUMBER([.N33]);[.N33]/IF(ISNUMBER([.N32]);[.N32];[.N33]);1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number-columns-repeated="2"/>
          <table:table-cell table:formula="of:=IF(ISNUMBER([.N34]);[.N34]/IF(ISNUMBER([.N33]);[.N33];[.N34]);1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number-columns-repeated="2"/>
          <table:table-cell table:formula="of:=IF(ISNUMBER([.N35]);[.N35]/IF(ISNUMBER([.N34]);[.N34];[.N35]);1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number-columns-repeated="2"/>
          <table:table-cell table:formula="of:=IF(ISNUMBER([.N36]);[.N36]/IF(ISNUMBER([.N35]);[.N35];[.N36]);1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number-columns-repeated="2"/>
          <table:table-cell table:formula="of:=IF(ISNUMBER([.N37]);[.N37]/IF(ISNUMBER([.N36]);[.N36];[.N37]);1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office:value-type="float" office:value="14.190073" calcext:value-type="float">
            <text:p>14.190073</text:p>
          </table:table-cell>
          <table:table-cell/>
          <table:table-cell table:formula="of:=IF(ISNUMBER([.N38]);[.N38]/IF(ISNUMBER([.N37]);[.N37];[.N38]);1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number-columns-repeated="2"/>
          <table:table-cell table:formula="of:=IF(ISNUMBER([.N39]);[.N39]/IF(ISNUMBER([.N38]);[.N38];[.N39]);1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number-columns-repeated="2"/>
          <table:table-cell table:formula="of:=IF(ISNUMBER([.N40]);[.N40]/IF(ISNUMBER([.N39]);[.N39];[.N40]);1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number-columns-repeated="2"/>
          <table:table-cell table:formula="of:=IF(ISNUMBER([.N41]);[.N41]/IF(ISNUMBER([.N40]);[.N40];[.N41]);1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number-columns-repeated="2"/>
          <table:table-cell table:formula="of:=IF(ISNUMBER([.N42]);[.N42]/IF(ISNUMBER([.N41]);[.N41];[.N42]);1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14.142214" calcext:value-type="float">
            <text:p>14.142214</text:p>
          </table:table-cell>
          <table:table-cell/>
          <table:table-cell table:formula="of:=IF(ISNUMBER([.N43]);[.N43]/IF(ISNUMBER([.N42]);[.N42];[.N43]);1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number-columns-repeated="2"/>
          <table:table-cell table:formula="of:=IF(ISNUMBER([.N44]);[.N44]/IF(ISNUMBER([.N43]);[.N43];[.N44]);1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number-columns-repeated="2"/>
          <table:table-cell table:formula="of:=IF(ISNUMBER([.N45]);[.N45]/IF(ISNUMBER([.N44]);[.N44];[.N45]);1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number-columns-repeated="2"/>
          <table:table-cell table:formula="of:=IF(ISNUMBER([.N46]);[.N46]/IF(ISNUMBER([.N45]);[.N45];[.N46]);1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number-columns-repeated="2"/>
          <table:table-cell table:formula="of:=IF(ISNUMBER([.N47]);[.N47]/IF(ISNUMBER([.N46]);[.N46];[.N47]);1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office:value-type="float" office:value="14.447835" calcext:value-type="float">
            <text:p>14.447835</text:p>
          </table:table-cell>
          <table:table-cell/>
          <table:table-cell table:formula="of:=IF(ISNUMBER([.N48]);[.N48]/IF(ISNUMBER([.N47]);[.N47];[.N48]);1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1" calcext:value-type="float">
            <text:p>41</text:p>
          </table:table-cell>
          <table:table-cell table:number-columns-repeated="2"/>
          <table:table-cell table:formula="of:=IF(ISNUMBER([.N49]);[.N49]/IF(ISNUMBER([.N48]);[.N48];[.N49]);1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2" calcext:value-type="float">
            <text:p>42</text:p>
          </table:table-cell>
          <table:table-cell table:number-columns-repeated="2"/>
          <table:table-cell table:formula="of:=IF(ISNUMBER([.N50]);[.N50]/IF(ISNUMBER([.N49]);[.N49];[.N50]);1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3" calcext:value-type="float">
            <text:p>43</text:p>
          </table:table-cell>
          <table:table-cell table:number-columns-repeated="2"/>
          <table:table-cell table:formula="of:=IF(ISNUMBER([.N51]);[.N51]/IF(ISNUMBER([.N50]);[.N50];[.N51]);1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4" calcext:value-type="float">
            <text:p>44</text:p>
          </table:table-cell>
          <table:table-cell table:number-columns-repeated="2"/>
          <table:table-cell table:formula="of:=IF(ISNUMBER([.N52]);[.N52]/IF(ISNUMBER([.N51]);[.N51];[.N52]);1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5" calcext:value-type="float">
            <text:p>45</text:p>
          </table:table-cell>
          <table:table-cell office:value-type="float" office:value="14.911453" calcext:value-type="float">
            <text:p>14.911453</text:p>
          </table:table-cell>
          <table:table-cell/>
          <table:table-cell table:formula="of:=IF(ISNUMBER([.N53]);[.N53]/IF(ISNUMBER([.N52]);[.N52];[.N53]);1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6" calcext:value-type="float">
            <text:p>46</text:p>
          </table:table-cell>
          <table:table-cell table:number-columns-repeated="2"/>
          <table:table-cell table:formula="of:=IF(ISNUMBER([.N54]);[.N54]/IF(ISNUMBER([.N53]);[.N53];[.N54]);1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7" calcext:value-type="float">
            <text:p>47</text:p>
          </table:table-cell>
          <table:table-cell table:number-columns-repeated="2"/>
          <table:table-cell table:formula="of:=IF(ISNUMBER([.N55]);[.N55]/IF(ISNUMBER([.N54]);[.N54];[.N55]);1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8" calcext:value-type="float">
            <text:p>48</text:p>
          </table:table-cell>
          <table:table-cell table:number-columns-repeated="2"/>
          <table:table-cell table:formula="of:=IF(ISNUMBER([.N56]);[.N56]/IF(ISNUMBER([.N55]);[.N55];[.N56]);1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9" calcext:value-type="float">
            <text:p>49</text:p>
          </table:table-cell>
          <table:table-cell table:number-columns-repeated="2"/>
          <table:table-cell table:formula="of:=IF(ISNUMBER([.N57]);[.N57]/IF(ISNUMBER([.N56]);[.N56];[.N57]);1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50" calcext:value-type="float">
            <text:p>50</text:p>
          </table:table-cell>
          <table:table-cell office:value-type="float" office:value="14.984114" calcext:value-type="float">
            <text:p>14.984114</text:p>
          </table:table-cell>
          <table:table-cell/>
          <table:table-cell table:formula="of:=IF(ISNUMBER([.N58]);[.N58]/IF(ISNUMBER([.N57]);[.N57];[.N58]);1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51" calcext:value-type="float">
            <text:p>51</text:p>
          </table:table-cell>
          <table:table-cell table:number-columns-repeated="2"/>
          <table:table-cell table:formula="of:=IF(ISNUMBER([.N59]);[.N59]/IF(ISNUMBER([.N58]);[.N58];[.N59]);1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52" calcext:value-type="float">
            <text:p>52</text:p>
          </table:table-cell>
          <table:table-cell table:number-columns-repeated="2"/>
          <table:table-cell table:formula="of:=IF(ISNUMBER([.N60]);[.N60]/IF(ISNUMBER([.N59]);[.N59];[.N60]);1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53" calcext:value-type="float">
            <text:p>53</text:p>
          </table:table-cell>
          <table:table-cell table:number-columns-repeated="2"/>
          <table:table-cell table:formula="of:=IF(ISNUMBER([.N61]);[.N61]/IF(ISNUMBER([.N60]);[.N60];[.N61]);1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54" calcext:value-type="float">
            <text:p>54</text:p>
          </table:table-cell>
          <table:table-cell table:number-columns-repeated="2"/>
          <table:table-cell table:formula="of:=IF(ISNUMBER([.N62]);[.N62]/IF(ISNUMBER([.N61]);[.N61];[.N62]);1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55" calcext:value-type="float">
            <text:p>55</text:p>
          </table:table-cell>
          <table:table-cell office:value-type="float" office:value="15.202099" calcext:value-type="float">
            <text:p>15.202099</text:p>
          </table:table-cell>
          <table:table-cell/>
          <table:table-cell table:formula="of:=IF(ISNUMBER([.N63]);[.N63]/IF(ISNUMBER([.N62]);[.N62];[.N63]);1)" office:value-type="float" office:value="1" calcext:value-type="float">
            <text:p>1</text:p>
          </table:table-cell>
        </table:table-row>
      </table:table>
      <table:table table:name="Sheet2" table:style-name="ta1">
        <table:shapes>
          <draw:frame draw:z-index="0" draw:style-name="gr1" draw:text-style-name="P1" svg:width="576pt" svg:height="216pt" svg:x="44.5pt" svg:y="125.01pt">
            <loext:p draw:notify-on-update-of-ranges="Sheet2.L8:Sheet2.L8 Sheet2.L9:Sheet2.L63 Sheet2.M8:Sheet2.M8 Sheet2.M9:Sheet2.M6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7">
          <table:table-cell table:number-columns-repeated="15"/>
        </table:table-row>
        <table:table-row table:style-name="ro1">
          <table:table-cell table:number-columns-repeated="11"/>
          <table:table-cell office:value-type="string" calcext:value-type="string">
            <text:p>Procesai</text:p>
          </table:table-cell>
          <table:table-cell office:value-type="string" calcext:value-type="string">
            <text:p>Laikas</text:p>
          </table:table-cell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17.285194" calcext:value-type="float">
            <text:p>17.285194</text:p>
          </table:table-cell>
          <table:table-cell table:formula="of:=IF(ISNUMBER([.M9]);[.M9];AVERAGE([.M8];[.M10]))" office:value-type="float" office:value="17.285194" calcext:value-type="float">
            <text:p>17.285194</text:p>
          </table:table-cell>
          <table:table-cell table:formula="of:=IF(ISNUMBER([.N9]);[.N9]/IF(ISNUMBER([.N8]);[.N8];[.N9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9.33172" calcext:value-type="float">
            <text:p>9.33172</text:p>
          </table:table-cell>
          <table:table-cell table:formula="of:=IF(ISNUMBER([.M10]);[.M10];AVERAGE([.M9];[.M11]))" office:value-type="float" office:value="9.33172" calcext:value-type="float">
            <text:p>9.33172</text:p>
          </table:table-cell>
          <table:table-cell table:formula="of:=IF(ISNUMBER([.N10]);[.N10]/IF(ISNUMBER([.N9]);[.N9];[.N10]);1)" office:value-type="float" office:value="0.539867819823139" calcext:value-type="float">
            <text:p>0.5398678198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7.335091" calcext:value-type="float">
            <text:p>7.335091</text:p>
          </table:table-cell>
          <table:table-cell table:formula="of:=IF(ISNUMBER([.M11]);[.M11];AVERAGE([.M10];[.M12]))" office:value-type="float" office:value="7.335091" calcext:value-type="float">
            <text:p>7.335091</text:p>
          </table:table-cell>
          <table:table-cell table:formula="of:=IF(ISNUMBER([.N11]);[.N11]/IF(ISNUMBER([.N10]);[.N10];[.N11]);1)" office:value-type="float" office:value="0.786038479508601" calcext:value-type="float">
            <text:p>0.7860384795</text:p>
          </table:table-cell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5.878962" calcext:value-type="float">
            <text:p>5.878962</text:p>
          </table:table-cell>
          <table:table-cell table:formula="of:=IF(ISNUMBER([.M12]);[.M12];AVERAGE([.M11];[.M13]))" office:value-type="float" office:value="5.878962" calcext:value-type="float">
            <text:p>5.878962</text:p>
          </table:table-cell>
          <table:table-cell table:formula="of:=IF(ISNUMBER([.N12]);[.N12]/IF(ISNUMBER([.N11]);[.N11];[.N12]);1)" office:value-type="float" office:value="0.801484535093021" calcext:value-type="float">
            <text:p>0.8014845351</text:p>
          </table:table-cell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5.457427" calcext:value-type="float">
            <text:p>5.457427</text:p>
          </table:table-cell>
          <table:table-cell table:formula="of:=IF(ISNUMBER([.M13]);[.M13];AVERAGE([.M12];[.M14]))" office:value-type="float" office:value="5.457427" calcext:value-type="float">
            <text:p>5.457427</text:p>
          </table:table-cell>
          <table:table-cell table:formula="of:=IF(ISNUMBER([.N13]);[.N13]/IF(ISNUMBER([.N12]);[.N12];[.N13]);1)" office:value-type="float" office:value="0.928297716501655" calcext:value-type="float">
            <text:p>0.9282977165</text:p>
          </table:table-cell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5.391464" calcext:value-type="float">
            <text:p>5.391464</text:p>
          </table:table-cell>
          <table:table-cell table:formula="of:=IF(ISNUMBER([.M14]);[.M14];AVERAGE([.M13];[.M15]))" office:value-type="float" office:value="5.391464" calcext:value-type="float">
            <text:p>5.391464</text:p>
          </table:table-cell>
          <table:table-cell table:formula="of:=IF(ISNUMBER([.N14]);[.N14]/IF(ISNUMBER([.N13]);[.N13];[.N14]);1)" office:value-type="float" office:value="0.987913168604912" calcext:value-type="float">
            <text:p>0.9879131686</text:p>
          </table:table-cell>
        </table:table-row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5.198272" calcext:value-type="float">
            <text:p>5.198272</text:p>
          </table:table-cell>
          <table:table-cell table:formula="of:=IF(ISNUMBER([.M15]);[.M15];AVERAGE([.M14];[.M16]))" office:value-type="float" office:value="5.198272" calcext:value-type="float">
            <text:p>5.198272</text:p>
          </table:table-cell>
          <table:table-cell table:formula="of:=IF(ISNUMBER([.N15]);[.N15]/IF(ISNUMBER([.N14]);[.N14];[.N15]);1)" office:value-type="float" office:value="0.964167061117352" calcext:value-type="float">
            <text:p>0.9641670611</text:p>
          </table:table-cell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5.177863" calcext:value-type="float">
            <text:p>5.177863</text:p>
          </table:table-cell>
          <table:table-cell table:formula="of:=IF(ISNUMBER([.M16]);[.M16];AVERAGE([.M15];[.M17]))" office:value-type="float" office:value="5.177863" calcext:value-type="float">
            <text:p>5.177863</text:p>
          </table:table-cell>
          <table:table-cell table:formula="of:=IF(ISNUMBER([.N16]);[.N16]/IF(ISNUMBER([.N15]);[.N15];[.N16]);1)" office:value-type="float" office:value="0.996073887630351" calcext:value-type="float">
            <text:p>0.9960738876</text:p>
          </table:table-cell>
        </table:table-row>
        <table:table-row table:style-name="ro1"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5.915821" calcext:value-type="float">
            <text:p>5.915821</text:p>
          </table:table-cell>
          <table:table-cell table:formula="of:=IF(ISNUMBER([.M17]);[.M17];AVERAGE([.M16];[.M18]))" office:value-type="float" office:value="5.915821" calcext:value-type="float">
            <text:p>5.915821</text:p>
          </table:table-cell>
          <table:table-cell table:formula="of:=IF(ISNUMBER([.N17]);[.N17]/IF(ISNUMBER([.N16]);[.N16];[.N17]);1)" office:value-type="float" office:value="1.14252173145562" calcext:value-type="float">
            <text:p>1.1425217315</text:p>
          </table:table-cell>
        </table:table-row>
        <table:table-row table:style-name="ro1"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6.168194" calcext:value-type="float">
            <text:p>6.168194</text:p>
          </table:table-cell>
          <table:table-cell table:formula="of:=IF(ISNUMBER([.M18]);[.M18];AVERAGE([.M17];[.M19]))" office:value-type="float" office:value="6.168194" calcext:value-type="float">
            <text:p>6.168194</text:p>
          </table:table-cell>
          <table:table-cell table:formula="of:=IF(ISNUMBER([.N18]);[.N18]/IF(ISNUMBER([.N17]);[.N17];[.N18]);1)" office:value-type="float" office:value="1.04266068902355" calcext:value-type="float">
            <text:p>1.042660689</text:p>
          </table:table-cell>
        </table:table-row>
        <table:table-row table:style-name="ro1">
          <table:table-cell table:number-columns-repeated="11"/>
          <table:table-cell office:value-type="float" office:value="11" calcext:value-type="float">
            <text:p>11</text:p>
          </table:table-cell>
          <table:table-cell/>
          <table:table-cell table:formula="of:=IF(ISNUMBER([.M19]);[.M19];AVERAGE([.M18];[.M20]))" office:value-type="float" office:value="6.168194" calcext:value-type="float">
            <text:p>6.168194</text:p>
          </table:table-cell>
          <table:table-cell table:formula="of:=IF(ISNUMBER([.N19]);[.N19]/IF(ISNUMBER([.N18]);[.N18];[.N19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2" calcext:value-type="float">
            <text:p>12</text:p>
          </table:table-cell>
          <table:table-cell/>
          <table:table-cell table:formula="of:=IF(ISNUMBER([.M20]);[.M20];AVERAGE([.M19];[.M21]))" office:value-type="string" office:string-value="" calcext:value-type="error">
            <text:p>#DIV/0!</text:p>
          </table:table-cell>
          <table:table-cell table:formula="of:=IF(ISNUMBER([.N20]);[.N20]/IF(ISNUMBER([.N19]);[.N19];[.N20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3" calcext:value-type="float">
            <text:p>13</text:p>
          </table:table-cell>
          <table:table-cell/>
          <table:table-cell table:formula="of:=IF(ISNUMBER([.M21]);[.M21];AVERAGE([.M20];[.M22]))" office:value-type="string" office:string-value="" calcext:value-type="error">
            <text:p>#DIV/0!</text:p>
          </table:table-cell>
          <table:table-cell table:formula="of:=IF(ISNUMBER([.N21]);[.N21]/IF(ISNUMBER([.N20]);[.N20];[.N21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4" calcext:value-type="float">
            <text:p>14</text:p>
          </table:table-cell>
          <table:table-cell/>
          <table:table-cell table:formula="of:=IF(ISNUMBER([.M22]);[.M22];AVERAGE([.M21];[.M23]))" office:value-type="float" office:value="7.037932" calcext:value-type="float">
            <text:p>7.037932</text:p>
          </table:table-cell>
          <table:table-cell table:formula="of:=IF(ISNUMBER([.N22]);[.N22]/IF(ISNUMBER([.N21]);[.N21];[.N22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7.037932" calcext:value-type="float">
            <text:p>7.037932</text:p>
          </table:table-cell>
          <table:table-cell table:formula="of:=IF(ISNUMBER([.M23]);[.M23];AVERAGE([.M22];[.M24]))" office:value-type="float" office:value="7.037932" calcext:value-type="float">
            <text:p>7.037932</text:p>
          </table:table-cell>
          <table:table-cell table:formula="of:=IF(ISNUMBER([.N23]);[.N23]/IF(ISNUMBER([.N22]);[.N22];[.N23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6" calcext:value-type="float">
            <text:p>16</text:p>
          </table:table-cell>
          <table:table-cell/>
          <table:table-cell table:formula="of:=IF(ISNUMBER([.M24]);[.M24];AVERAGE([.M23];[.M25]))" office:value-type="float" office:value="7.037932" calcext:value-type="float">
            <text:p>7.037932</text:p>
          </table:table-cell>
          <table:table-cell table:formula="of:=IF(ISNUMBER([.N24]);[.N24]/IF(ISNUMBER([.N23]);[.N23];[.N24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7" calcext:value-type="float">
            <text:p>17</text:p>
          </table:table-cell>
          <table:table-cell/>
          <table:table-cell table:formula="of:=IF(ISNUMBER([.M25]);[.M25];AVERAGE([.M24];[.M26]))" office:value-type="string" office:string-value="" calcext:value-type="error">
            <text:p>#DIV/0!</text:p>
          </table:table-cell>
          <table:table-cell table:formula="of:=IF(ISNUMBER([.N25]);[.N25]/IF(ISNUMBER([.N24]);[.N24];[.N25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8" calcext:value-type="float">
            <text:p>18</text:p>
          </table:table-cell>
          <table:table-cell/>
          <table:table-cell table:formula="of:=IF(ISNUMBER([.M26]);[.M26];AVERAGE([.M25];[.M27]))" office:value-type="string" office:string-value="" calcext:value-type="error">
            <text:p>#DIV/0!</text:p>
          </table:table-cell>
          <table:table-cell table:formula="of:=IF(ISNUMBER([.N26]);[.N26]/IF(ISNUMBER([.N25]);[.N25];[.N26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9" calcext:value-type="float">
            <text:p>19</text:p>
          </table:table-cell>
          <table:table-cell/>
          <table:table-cell table:formula="of:=IF(ISNUMBER([.M27]);[.M27];AVERAGE([.M26];[.M28]))" office:value-type="float" office:value="7.417754" calcext:value-type="float">
            <text:p>7.417754</text:p>
          </table:table-cell>
          <table:table-cell table:formula="of:=IF(ISNUMBER([.N27]);[.N27]/IF(ISNUMBER([.N26]);[.N26];[.N27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office:value-type="float" office:value="7.417754" calcext:value-type="float">
            <text:p>7.417754</text:p>
          </table:table-cell>
          <table:table-cell table:formula="of:=IF(ISNUMBER([.M28]);[.M28];AVERAGE([.M27];[.M29]))" office:value-type="float" office:value="7.417754" calcext:value-type="float">
            <text:p>7.417754</text:p>
          </table:table-cell>
          <table:table-cell table:formula="of:=IF(ISNUMBER([.N28]);[.N28]/IF(ISNUMBER([.N27]);[.N27];[.N28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1" calcext:value-type="float">
            <text:p>21</text:p>
          </table:table-cell>
          <table:table-cell table:number-columns-repeated="2"/>
          <table:table-cell table:formula="of:=IF(ISNUMBER([.M29]);[.M29]/IF(ISNUMBER([.M28]);[.M28];[.M29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2" calcext:value-type="float">
            <text:p>22</text:p>
          </table:table-cell>
          <table:table-cell table:number-columns-repeated="2"/>
          <table:table-cell table:formula="of:=IF(ISNUMBER([.M30]);[.M30]/IF(ISNUMBER([.M29]);[.M29];[.M30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3" calcext:value-type="float">
            <text:p>23</text:p>
          </table:table-cell>
          <table:table-cell table:number-columns-repeated="2"/>
          <table:table-cell table:formula="of:=IF(ISNUMBER([.M31]);[.M31]/IF(ISNUMBER([.M30]);[.M30];[.M31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4" calcext:value-type="float">
            <text:p>24</text:p>
          </table:table-cell>
          <table:table-cell table:number-columns-repeated="2"/>
          <table:table-cell table:formula="of:=IF(ISNUMBER([.M32]);[.M32]/IF(ISNUMBER([.M31]);[.M31];[.M32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5" calcext:value-type="float">
            <text:p>25</text:p>
          </table:table-cell>
          <table:table-cell office:value-type="float" office:value="8.5933" calcext:value-type="float">
            <text:p>8.5933</text:p>
          </table:table-cell>
          <table:table-cell/>
          <table:table-cell table:formula="of:=IF(ISNUMBER([.M33]);[.M33]/IF(ISNUMBER([.M32]);[.M32];[.M33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number-columns-repeated="2"/>
          <table:table-cell table:formula="of:=IF(ISNUMBER([.M34]);[.M34]/IF(ISNUMBER([.M33]);[.M33];[.M34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number-columns-repeated="2"/>
          <table:table-cell table:formula="of:=IF(ISNUMBER([.M35]);[.M35]/IF(ISNUMBER([.M34]);[.M34];[.M35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number-columns-repeated="2"/>
          <table:table-cell table:formula="of:=IF(ISNUMBER([.M36]);[.M36]/IF(ISNUMBER([.M35]);[.M35];[.M36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number-columns-repeated="2"/>
          <table:table-cell table:formula="of:=IF(ISNUMBER([.M37]);[.M37]/IF(ISNUMBER([.M36]);[.M36];[.M37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office:value-type="float" office:value="10.083261" calcext:value-type="float">
            <text:p>10.083261</text:p>
          </table:table-cell>
          <table:table-cell/>
          <table:table-cell table:formula="of:=IF(ISNUMBER([.M38]);[.M38]/IF(ISNUMBER([.M37]);[.M37];[.M38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number-columns-repeated="2"/>
          <table:table-cell table:formula="of:=IF(ISNUMBER([.M39]);[.M39]/IF(ISNUMBER([.M38]);[.M38];[.M39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number-columns-repeated="2"/>
          <table:table-cell table:formula="of:=IF(ISNUMBER([.M40]);[.M40]/IF(ISNUMBER([.M39]);[.M39];[.M40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number-columns-repeated="2"/>
          <table:table-cell table:formula="of:=IF(ISNUMBER([.M41]);[.M41]/IF(ISNUMBER([.M40]);[.M40];[.M41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number-columns-repeated="2"/>
          <table:table-cell table:formula="of:=IF(ISNUMBER([.M42]);[.M42]/IF(ISNUMBER([.M41]);[.M41];[.M42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office:value-type="float" office:value="10.97492" calcext:value-type="float">
            <text:p>10.97492</text:p>
          </table:table-cell>
          <table:table-cell/>
          <table:table-cell table:formula="of:=IF(ISNUMBER([.M43]);[.M43]/IF(ISNUMBER([.M42]);[.M42];[.M43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number-columns-repeated="2"/>
          <table:table-cell table:formula="of:=IF(ISNUMBER([.M44]);[.M44]/IF(ISNUMBER([.M43]);[.M43];[.M44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number-columns-repeated="2"/>
          <table:table-cell table:formula="of:=IF(ISNUMBER([.M45]);[.M45]/IF(ISNUMBER([.M44]);[.M44];[.M45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number-columns-repeated="2"/>
          <table:table-cell table:formula="of:=IF(ISNUMBER([.M46]);[.M46]/IF(ISNUMBER([.M45]);[.M45];[.M46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number-columns-repeated="2"/>
          <table:table-cell table:formula="of:=IF(ISNUMBER([.M47]);[.M47]/IF(ISNUMBER([.M46]);[.M46];[.M47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office:value-type="float" office:value="12.173523" calcext:value-type="float">
            <text:p>12.173523</text:p>
          </table:table-cell>
          <table:table-cell/>
          <table:table-cell table:formula="of:=IF(ISNUMBER([.M48]);[.M48]/IF(ISNUMBER([.M47]);[.M47];[.M48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41" calcext:value-type="float">
            <text:p>41</text:p>
          </table:table-cell>
          <table:table-cell table:number-columns-repeated="2"/>
          <table:table-cell table:formula="of:=IF(ISNUMBER([.M49]);[.M49]/IF(ISNUMBER([.M48]);[.M48];[.M49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42" calcext:value-type="float">
            <text:p>42</text:p>
          </table:table-cell>
          <table:table-cell table:number-columns-repeated="2"/>
          <table:table-cell table:formula="of:=IF(ISNUMBER([.M50]);[.M50]/IF(ISNUMBER([.M49]);[.M49];[.M50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43" calcext:value-type="float">
            <text:p>43</text:p>
          </table:table-cell>
          <table:table-cell table:number-columns-repeated="2"/>
          <table:table-cell table:formula="of:=IF(ISNUMBER([.M51]);[.M51]/IF(ISNUMBER([.M50]);[.M50];[.M51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2"/>
          <table:table-cell table:formula="of:=IF(ISNUMBER([.M52]);[.M52]/IF(ISNUMBER([.M51]);[.M51];[.M52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45" calcext:value-type="float">
            <text:p>45</text:p>
          </table:table-cell>
          <table:table-cell office:value-type="float" office:value="13.653933" calcext:value-type="float">
            <text:p>13.653933</text:p>
          </table:table-cell>
          <table:table-cell/>
          <table:table-cell table:formula="of:=IF(ISNUMBER([.M53]);[.M53]/IF(ISNUMBER([.M52]);[.M52];[.M53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46" calcext:value-type="float">
            <text:p>46</text:p>
          </table:table-cell>
          <table:table-cell table:number-columns-repeated="2"/>
          <table:table-cell table:formula="of:=IF(ISNUMBER([.M54]);[.M54]/IF(ISNUMBER([.M53]);[.M53];[.M54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47" calcext:value-type="float">
            <text:p>47</text:p>
          </table:table-cell>
          <table:table-cell table:number-columns-repeated="2"/>
          <table:table-cell table:formula="of:=IF(ISNUMBER([.M55]);[.M55]/IF(ISNUMBER([.M54]);[.M54];[.M55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48" calcext:value-type="float">
            <text:p>48</text:p>
          </table:table-cell>
          <table:table-cell table:number-columns-repeated="2"/>
          <table:table-cell table:formula="of:=IF(ISNUMBER([.M56]);[.M56]/IF(ISNUMBER([.M55]);[.M55];[.M56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49" calcext:value-type="float">
            <text:p>49</text:p>
          </table:table-cell>
          <table:table-cell table:number-columns-repeated="2"/>
          <table:table-cell table:formula="of:=IF(ISNUMBER([.M57]);[.M57]/IF(ISNUMBER([.M56]);[.M56];[.M57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office:value-type="float" office:value="14.737047" calcext:value-type="float">
            <text:p>14.737047</text:p>
          </table:table-cell>
          <table:table-cell/>
          <table:table-cell table:formula="of:=IF(ISNUMBER([.M58]);[.M58]/IF(ISNUMBER([.M57]);[.M57];[.M58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51" calcext:value-type="float">
            <text:p>51</text:p>
          </table:table-cell>
          <table:table-cell table:number-columns-repeated="2"/>
          <table:table-cell table:formula="of:=IF(ISNUMBER([.M59]);[.M59]/IF(ISNUMBER([.M58]);[.M58];[.M59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52" calcext:value-type="float">
            <text:p>52</text:p>
          </table:table-cell>
          <table:table-cell table:number-columns-repeated="2"/>
          <table:table-cell table:formula="of:=IF(ISNUMBER([.M60]);[.M60]/IF(ISNUMBER([.M59]);[.M59];[.M60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53" calcext:value-type="float">
            <text:p>53</text:p>
          </table:table-cell>
          <table:table-cell table:number-columns-repeated="2"/>
          <table:table-cell table:formula="of:=IF(ISNUMBER([.M61]);[.M61]/IF(ISNUMBER([.M60]);[.M60];[.M61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54" calcext:value-type="float">
            <text:p>54</text:p>
          </table:table-cell>
          <table:table-cell table:number-columns-repeated="2"/>
          <table:table-cell table:formula="of:=IF(ISNUMBER([.M62]);[.M62]/IF(ISNUMBER([.M61]);[.M61];[.M62]);1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55" calcext:value-type="float">
            <text:p>55</text:p>
          </table:table-cell>
          <table:table-cell office:value-type="float" office:value="15.798661" calcext:value-type="float">
            <text:p>15.798661</text:p>
          </table:table-cell>
          <table:table-cell/>
          <table:table-cell table:formula="of:=IF(ISNUMBER([.M63]);[.M63]/IF(ISNUMBER([.M62]);[.M62];[.M63]);1)" office:value-type="float" office:value="1" calcext:value-type="float">
            <text:p>1</text:p>
          </table:table-cell>
        </table:table-row>
      </table:table>
      <table:table table:name="Sheet3" table:style-name="ta1">
        <table:shapes>
          <draw:frame draw:z-index="0" draw:style-name="gr1" draw:text-style-name="P1" svg:width="576pt" svg:height="216pt" svg:x="45.27pt" svg:y="104.66pt">
            <loext:p draw:notify-on-update-of-ranges="Sheet3.K7:Sheet3.K7 Sheet3.K8:Sheet3.K87 Sheet3.L7:Sheet3.L7 Sheet3.L8:Sheet3.L8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Procesai</text:p>
          </table:table-cell>
          <table:table-cell office:value-type="string" calcext:value-type="string">
            <text:p>Laikas</text:p>
          </table:table-cell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3.630252" calcext:value-type="float">
            <text:p>13.630252</text:p>
          </table:table-cell>
          <table:table-cell table:formula="of:=IF(ISNUMBER([.L8]);[.L8];AVERAGE([.L7];[.L9]))" office:value-type="float" office:value="13.630252" calcext:value-type="float">
            <text:p>13.630252</text:p>
          </table:table-cell>
          <table:table-cell table:formula="of:=IF(ISNUMBER([.M8]);[.M8]/IF(ISNUMBER([.M7]);[.M7];[.M8]);1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3.565733" calcext:value-type="float">
            <text:p>13.565733</text:p>
          </table:table-cell>
          <table:table-cell table:formula="of:=IF(ISNUMBER([.L9]);[.L9];AVERAGE([.L8];[.L10]))" office:value-type="float" office:value="13.565733" calcext:value-type="float">
            <text:p>13.565733</text:p>
          </table:table-cell>
          <table:table-cell table:formula="of:=IF(ISNUMBER([.M9]);[.M9]/IF(ISNUMBER([.M8]);[.M8];[.M9]);1)" office:value-type="float" office:value="0.995266485168433" calcext:value-type="float">
            <text:p>0.9952664852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10.591564" calcext:value-type="float">
            <text:p>10.591564</text:p>
          </table:table-cell>
          <table:table-cell table:formula="of:=IF(ISNUMBER([.L10]);[.L10];AVERAGE([.L9];[.L11]))" office:value-type="float" office:value="10.591564" calcext:value-type="float">
            <text:p>10.591564</text:p>
          </table:table-cell>
          <table:table-cell table:formula="of:=IF(ISNUMBER([.M10]);[.M10]/IF(ISNUMBER([.M9]);[.M9];[.M10]);1)" office:value-type="float" office:value="0.780758695457149" calcext:value-type="float">
            <text:p>0.7807586955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10.496789" calcext:value-type="float">
            <text:p>10.496789</text:p>
          </table:table-cell>
          <table:table-cell table:formula="of:=IF(ISNUMBER([.L11]);[.L11];AVERAGE([.L10];[.L12]))" office:value-type="float" office:value="10.496789" calcext:value-type="float">
            <text:p>10.496789</text:p>
          </table:table-cell>
          <table:table-cell table:formula="of:=IF(ISNUMBER([.M11]);[.M11]/IF(ISNUMBER([.M10]);[.M10];[.M11]);1)" office:value-type="float" office:value="0.991051840880157" calcext:value-type="float">
            <text:p>0.9910518409</text:p>
          </table:table-cell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8.619295" calcext:value-type="float">
            <text:p>8.619295</text:p>
          </table:table-cell>
          <table:table-cell table:formula="of:=IF(ISNUMBER([.L12]);[.L12];AVERAGE([.L11];[.L13]))" office:value-type="float" office:value="8.619295" calcext:value-type="float">
            <text:p>8.619295</text:p>
          </table:table-cell>
          <table:table-cell table:formula="of:=IF(ISNUMBER([.M12]);[.M12]/IF(ISNUMBER([.M11]);[.M11];[.M12]);1)" office:value-type="float" office:value="0.821136349411234" calcext:value-type="float">
            <text:p>0.8211363494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7.238882" calcext:value-type="float">
            <text:p>7.238882</text:p>
          </table:table-cell>
          <table:table-cell table:formula="of:=IF(ISNUMBER([.L13]);[.L13];AVERAGE([.L12];[.L14]))" office:value-type="float" office:value="7.238882" calcext:value-type="float">
            <text:p>7.238882</text:p>
          </table:table-cell>
          <table:table-cell table:formula="of:=IF(ISNUMBER([.M13]);[.M13]/IF(ISNUMBER([.M12]);[.M12];[.M13]);1)" office:value-type="float" office:value="0.839846182315375" calcext:value-type="float">
            <text:p>0.8398461823</text:p>
          </table:table-cell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7.233956" calcext:value-type="float">
            <text:p>7.233956</text:p>
          </table:table-cell>
          <table:table-cell table:formula="of:=IF(ISNUMBER([.L14]);[.L14];AVERAGE([.L13];[.L15]))" office:value-type="float" office:value="7.233956" calcext:value-type="float">
            <text:p>7.233956</text:p>
          </table:table-cell>
          <table:table-cell table:formula="of:=IF(ISNUMBER([.M14]);[.M14]/IF(ISNUMBER([.M13]);[.M13];[.M14]);1)" office:value-type="float" office:value="0.999319508178197" calcext:value-type="float">
            <text:p>0.9993195082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7.329303" calcext:value-type="float">
            <text:p>7.329303</text:p>
          </table:table-cell>
          <table:table-cell table:formula="of:=IF(ISNUMBER([.L15]);[.L15];AVERAGE([.L14];[.L16]))" office:value-type="float" office:value="7.329303" calcext:value-type="float">
            <text:p>7.329303</text:p>
          </table:table-cell>
          <table:table-cell table:formula="of:=IF(ISNUMBER([.M15]);[.M15]/IF(ISNUMBER([.M14]);[.M14];[.M15]);1)" office:value-type="float" office:value="1.01318047828878" calcext:value-type="float">
            <text:p>1.0131804783</text:p>
          </table:table-cell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6.520278" calcext:value-type="float">
            <text:p>6.520278</text:p>
          </table:table-cell>
          <table:table-cell table:formula="of:=IF(ISNUMBER([.L16]);[.L16];AVERAGE([.L15];[.L17]))" office:value-type="float" office:value="6.520278" calcext:value-type="float">
            <text:p>6.520278</text:p>
          </table:table-cell>
          <table:table-cell table:formula="of:=IF(ISNUMBER([.M16]);[.M16]/IF(ISNUMBER([.M15]);[.M15];[.M16]);1)" office:value-type="float" office:value="0.88961774400649" calcext:value-type="float">
            <text:p>0.889617744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5.726475" calcext:value-type="float">
            <text:p>5.726475</text:p>
          </table:table-cell>
          <table:table-cell table:formula="of:=IF(ISNUMBER([.L17]);[.L17];AVERAGE([.L16];[.L18]))" office:value-type="float" office:value="5.726475" calcext:value-type="float">
            <text:p>5.726475</text:p>
          </table:table-cell>
          <table:table-cell table:formula="of:=IF(ISNUMBER([.M17]);[.M17]/IF(ISNUMBER([.M16]);[.M16];[.M17]);1)" office:value-type="float" office:value="0.878256264533506" calcext:value-type="float">
            <text:p>0.8782562645</text:p>
          </table:table-cell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/>
          <table:table-cell table:formula="of:=IF(ISNUMBER([.L18]);[.L18];AVERAGE([.L17];[.L19]))" office:value-type="float" office:value="5.726475" calcext:value-type="float">
            <text:p>5.726475</text:p>
          </table:table-cell>
          <table:table-cell table:formula="of:=IF(ISNUMBER([.M18]);[.M18]/IF(ISNUMBER([.M17]);[.M17];[.M18]);1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/>
          <table:table-cell table:formula="of:=IF(ISNUMBER([.L19]);[.L19];AVERAGE([.L18];[.L20]))" office:value-type="string" office:string-value="" calcext:value-type="error">
            <text:p>#DIV/0!</text:p>
          </table:table-cell>
          <table:table-cell table:formula="of:=IF(ISNUMBER([.M19]);[.M19]/IF(ISNUMBER([.M18]);[.M18];[.M19]);1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/>
          <table:table-cell table:formula="of:=IF(ISNUMBER([.L20]);[.L20];AVERAGE([.L19];[.L21]))" office:value-type="string" office:string-value="" calcext:value-type="error">
            <text:p>#DIV/0!</text:p>
          </table:table-cell>
          <table:table-cell table:formula="of:=IF(ISNUMBER([.M20]);[.M20]/IF(ISNUMBER([.M19]);[.M19];[.M20]);1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/>
          <table:table-cell table:formula="of:=IF(ISNUMBER([.L21]);[.L21];AVERAGE([.L20];[.L22]))" office:value-type="float" office:value="4.943969" calcext:value-type="float">
            <text:p>4.943969</text:p>
          </table:table-cell>
          <table:table-cell table:formula="of:=IF(ISNUMBER([.M21]);[.M21]/IF(ISNUMBER([.M20]);[.M20];[.M21]);1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4.943969" calcext:value-type="float">
            <text:p>4.943969</text:p>
          </table:table-cell>
          <table:table-cell table:formula="of:=IF(ISNUMBER([.L22]);[.L22];AVERAGE([.L21];[.L23]))" office:value-type="float" office:value="4.943969" calcext:value-type="float">
            <text:p>4.943969</text:p>
          </table:table-cell>
          <table:table-cell table:formula="of:=IF(ISNUMBER([.M22]);[.M22]/IF(ISNUMBER([.M21]);[.M21];[.M22]);1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/>
          <table:table-cell table:formula="of:=IF(ISNUMBER([.L23]);[.L23];AVERAGE([.L22];[.L24]))" office:value-type="float" office:value="4.943969" calcext:value-type="float">
            <text:p>4.943969</text:p>
          </table:table-cell>
          <table:table-cell table:formula="of:=IF(ISNUMBER([.M23]);[.M23]/IF(ISNUMBER([.M22]);[.M22];[.M23]);1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/>
          <table:table-cell table:formula="of:=IF(ISNUMBER([.L24]);[.L24];AVERAGE([.L23];[.L25]))" office:value-type="string" office:string-value="" calcext:value-type="error">
            <text:p>#DIV/0!</text:p>
          </table:table-cell>
          <table:table-cell table:formula="of:=IF(ISNUMBER([.M24]);[.M24]/IF(ISNUMBER([.M23]);[.M23];[.M24]);1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/>
          <table:table-cell table:formula="of:=IF(ISNUMBER([.L25]);[.L25];AVERAGE([.L24];[.L26]))" office:value-type="string" office:string-value="" calcext:value-type="error">
            <text:p>#DIV/0!</text:p>
          </table:table-cell>
          <table:table-cell table:formula="of:=IF(ISNUMBER([.M25]);[.M25]/IF(ISNUMBER([.M24]);[.M24];[.M25]);1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/>
          <table:table-cell table:formula="of:=IF(ISNUMBER([.L26]);[.L26];AVERAGE([.L25];[.L27]))" office:value-type="float" office:value="3.891868" calcext:value-type="float">
            <text:p>3.891868</text:p>
          </table:table-cell>
          <table:table-cell table:formula="of:=IF(ISNUMBER([.M26]);[.M26]/IF(ISNUMBER([.M25]);[.M25];[.M26]);1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3.891868" calcext:value-type="float">
            <text:p>3.891868</text:p>
          </table:table-cell>
          <table:table-cell table:formula="of:=IF(ISNUMBER([.L27]);[.L27];AVERAGE([.L26];[.L28]))" office:value-type="float" office:value="3.891868" calcext:value-type="float">
            <text:p>3.891868</text:p>
          </table:table-cell>
          <table:table-cell table:formula="of:=IF(ISNUMBER([.M27]);[.M27]/IF(ISNUMBER([.M26]);[.M26];[.M27]);1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table:number-columns-repeated="2"/>
          <table:table-cell table:formula="of:=IF(ISNUMBER([.L28]);[.L28]/IF(ISNUMBER([.L27]);[.L27];[.L28]);1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table:number-columns-repeated="2"/>
          <table:table-cell table:formula="of:=IF(ISNUMBER([.L29]);[.L29]/IF(ISNUMBER([.L28]);[.L28];[.L29]);1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table:number-columns-repeated="2"/>
          <table:table-cell table:formula="of:=IF(ISNUMBER([.L30]);[.L30]/IF(ISNUMBER([.L29]);[.L29];[.L30]);1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table:number-columns-repeated="2"/>
          <table:table-cell table:formula="of:=IF(ISNUMBER([.L31]);[.L31]/IF(ISNUMBER([.L30]);[.L30];[.L31]);1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3.543828" calcext:value-type="float">
            <text:p>3.543828</text:p>
          </table:table-cell>
          <table:table-cell/>
          <table:table-cell table:formula="of:=IF(ISNUMBER([.L32]);[.L32]/IF(ISNUMBER([.L31]);[.L31];[.L32]);1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 table:number-columns-repeated="2"/>
          <table:table-cell table:formula="of:=IF(ISNUMBER([.L33]);[.L33]/IF(ISNUMBER([.L32]);[.L32];[.L33]);1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table:number-columns-repeated="2"/>
          <table:table-cell table:formula="of:=IF(ISNUMBER([.L34]);[.L34]/IF(ISNUMBER([.L33]);[.L33];[.L34]);1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28" calcext:value-type="float">
            <text:p>28</text:p>
          </table:table-cell>
          <table:table-cell table:number-columns-repeated="2"/>
          <table:table-cell table:formula="of:=IF(ISNUMBER([.L35]);[.L35]/IF(ISNUMBER([.L34]);[.L34];[.L35]);1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table:number-columns-repeated="2"/>
          <table:table-cell table:formula="of:=IF(ISNUMBER([.L36]);[.L36]/IF(ISNUMBER([.L35]);[.L35];[.L36]);1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3.582343" calcext:value-type="float">
            <text:p>3.582343</text:p>
          </table:table-cell>
          <table:table-cell/>
          <table:table-cell table:formula="of:=IF(ISNUMBER([.L37]);[.L37]/IF(ISNUMBER([.L36]);[.L36];[.L37]);1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number-columns-repeated="2"/>
          <table:table-cell table:formula="of:=IF(ISNUMBER([.L38]);[.L38]/IF(ISNUMBER([.L37]);[.L37];[.L38]);1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number-columns-repeated="2"/>
          <table:table-cell table:formula="of:=IF(ISNUMBER([.L39]);[.L39]/IF(ISNUMBER([.L38]);[.L38];[.L39]);1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number-columns-repeated="2"/>
          <table:table-cell table:formula="of:=IF(ISNUMBER([.L40]);[.L40]/IF(ISNUMBER([.L39]);[.L39];[.L40]);1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number-columns-repeated="2"/>
          <table:table-cell table:formula="of:=IF(ISNUMBER([.L41]);[.L41]/IF(ISNUMBER([.L40]);[.L40];[.L41]);1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3.26657" calcext:value-type="float">
            <text:p>3.26657</text:p>
          </table:table-cell>
          <table:table-cell/>
          <table:table-cell table:formula="of:=IF(ISNUMBER([.L42]);[.L42]/IF(ISNUMBER([.L41]);[.L41];[.L42]);1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office:value-type="float" office:value="2.996812" calcext:value-type="float">
            <text:p>2.9968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 office:value-type="float" office:value="3.073728" calcext:value-type="float">
            <text:p>3.07372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2.987356" calcext:value-type="float">
            <text:p>2.98735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55" calcext:value-type="float">
            <text:p>55</text:p>
          </table:table-cell>
          <table:table-cell office:value-type="float" office:value="3.068209" calcext:value-type="float">
            <text:p>3.0682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3.152774" calcext:value-type="float">
            <text:p>3.15277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65" calcext:value-type="float">
            <text:p>65</text:p>
          </table:table-cell>
          <table:table-cell office:value-type="float" office:value="3.43328" calcext:value-type="float">
            <text:p>3.4332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70" calcext:value-type="float">
            <text:p>70</text:p>
          </table:table-cell>
          <table:table-cell office:value-type="float" office:value="3.112672" calcext:value-type="float">
            <text:p>3.11267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75" calcext:value-type="float">
            <text:p>75</text:p>
          </table:table-cell>
          <table:table-cell office:value-type="float" office:value="2.995828" calcext:value-type="float">
            <text:p>2.99582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80" calcext:value-type="float">
            <text:p>80</text:p>
          </table:table-cell>
          <table:table-cell office:value-type="float" office:value="2.994997" calcext:value-type="float">
            <text:p>2.99499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00:00:57.415833488</meta:creation-date>
    <dc:date>2017-05-31T01:22:03.259119323</dc:date>
    <meta:editing-duration>PT7M59S</meta:editing-duration>
    <meta:editing-cycles>2</meta:editing-cycles>
    <meta:generator>LibreOffice/5.1.6.2$Linux_X86_64 LibreOffice_project/10m0$Build-2</meta:generator>
    <meta:document-statistic meta:table-count="3" meta:cell-count="50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21cm" svg:height="7.621cm" xlink:href=".." xlink:type="simple" chart:class="chart:line" chart:style-name="ch1">
        <chart:title svg:x="9.64cm" svg:y="0.288cm" chart:style-name="ch2">
          <text:p>1-as</text:p>
        </chart:title>
        <chart:plot-area chart:style-name="ch3" table:cell-range-address="Sheet1.M8:Sheet1.N63" chart:data-source-has-labels="both" svg:x="1.417cm" svg:y="1.219cm" svg:width="18.498cm" svg:height="5.269cm">
          <chartooo:coordinate-region svg:x="2.038cm" svg:y="1.418cm" svg:width="17.737cm" svg:height="4.278cm"/>
          <chart:axis chart:dimension="x" chart:name="primary-x" chart:style-name="ch4" chartooo:axis-type="auto">
            <chartooo:date-scale/>
            <chart:title svg:x="9.974cm" svg:y="6.64cm" chart:style-name="ch5">
              <text:p>Procesai</text:p>
            </chart:title>
            <chart:categories table:cell-range-address="Sheet1.M9:Sheet1.M63"/>
          </chart:axis>
          <chart:axis chart:dimension="y" chart:name="primary-y" chart:style-name="ch6">
            <chart:title svg:x="0.451cm" svg:y="4.638cm" chart:style-name="ch7">
              <text:p>Sekundės</text:p>
            </chart:title>
            <chart:grid chart:style-name="ch8" chart:class="major"/>
          </chart:axis>
          <chart:series chart:style-name="ch9" chart:values-cell-range-address="Sheet1.N9:Sheet1.N63" chart:label-cell-address="Sheet1.N8:Sheet1.N8" chart:class="chart:line">
            <chart:data-point chart:repeated="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ikas</text:p>
                <draw:g>
                  <svg:desc>Sheet1.N8:Sheet1.N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M9:Sheet1.M63</svg:desc>
                </draw:g>
              </table:table-cell>
              <table:table-cell office:value-type="float" office:value="30.466263">
                <text:p>30.466263</text:p>
                <draw:g>
                  <svg:desc>Sheet1.N9:Sheet1.N6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.382492">
                <text:p>20.38249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.474823">
                <text:p>16.47482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.403691">
                <text:p>15.40369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.750857">
                <text:p>14.75085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460238">
                <text:p>14.4602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4.2208">
                <text:p>14.220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.938639">
                <text:p>14.93863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4.885834">
                <text:p>14.88583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4.076414">
                <text:p>14.07641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.084395">
                <text:p>14.08439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4.956512">
                <text:p>14.95651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.190073">
                <text:p>14.19007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4.142214">
                <text:p>14.14221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.447835">
                <text:p>14.44783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4.911453">
                <text:p>14.91145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.984114">
                <text:p>14.98411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5.202099">
                <text:p>15.2020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21cm" svg:height="7.621cm" xlink:href=".." xlink:type="simple" chart:class="chart:line" chart:style-name="ch1">
        <chart:title svg:x="9.64cm" svg:y="0.288cm" chart:style-name="ch2">
          <text:p>2-as</text:p>
        </chart:title>
        <chart:plot-area chart:style-name="ch3" table:cell-range-address="Sheet2.L8:Sheet2.M63" chart:data-source-has-labels="both" svg:x="1.417cm" svg:y="1.219cm" svg:width="18.498cm" svg:height="5.269cm">
          <chartooo:coordinate-region svg:x="1.853cm" svg:y="1.418cm" svg:width="17.737cm" svg:height="4.278cm"/>
          <chart:axis chart:dimension="x" chart:name="primary-x" chart:style-name="ch4" chartooo:axis-type="auto">
            <chartooo:date-scale/>
            <chart:title svg:x="9.974cm" svg:y="6.64cm" chart:style-name="ch5">
              <text:p>Procesai</text:p>
            </chart:title>
            <chart:categories table:cell-range-address="Sheet2.L9:Sheet2.L63"/>
          </chart:axis>
          <chart:axis chart:dimension="y" chart:name="primary-y" chart:style-name="ch6">
            <chart:title svg:x="0.451cm" svg:y="4.638cm" chart:style-name="ch7">
              <text:p>Sekundės</text:p>
            </chart:title>
            <chart:grid chart:style-name="ch8" chart:class="major"/>
          </chart:axis>
          <chart:series chart:style-name="ch9" chart:values-cell-range-address="Sheet2.M9:Sheet2.M63" chart:label-cell-address="Sheet2.M8:Sheet2.M8" chart:class="chart:line">
            <chart:data-point chart:repeated="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ikas</text:p>
                <draw:g>
                  <svg:desc>Sheet2.M8:Sheet2.M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2.L9:Sheet2.L63</svg:desc>
                </draw:g>
              </table:table-cell>
              <table:table-cell office:value-type="float" office:value="17.285194">
                <text:p>17.285194</text:p>
                <draw:g>
                  <svg:desc>Sheet2.M9:Sheet2.M6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.33172">
                <text:p>9.3317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.335091">
                <text:p>7.3350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878962">
                <text:p>5.8789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.457427">
                <text:p>5.4574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391464">
                <text:p>5.39146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.198272">
                <text:p>5.1982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177863">
                <text:p>5.17786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.915821">
                <text:p>5.9158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168194">
                <text:p>6.16819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.037932">
                <text:p>7.0379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.417754">
                <text:p>7.41775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.5933">
                <text:p>8.593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.083261">
                <text:p>10.08326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.97492">
                <text:p>10.9749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.173523">
                <text:p>12.17352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3.653933">
                <text:p>13.65393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.737047">
                <text:p>14.73704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5.798661">
                <text:p>15.7986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21cm" svg:height="7.621cm" xlink:href=".." xlink:type="simple" chart:class="chart:line" chart:style-name="ch1">
        <chart:title svg:x="9.587cm" svg:y="0.288cm" chart:style-name="ch2">
          <text:p>3-ias</text:p>
        </chart:title>
        <chart:plot-area chart:style-name="ch3" table:cell-range-address="Sheet3.K7:Sheet3.L87" chart:data-source-has-labels="both" svg:x="1.417cm" svg:y="1.219cm" svg:width="18.498cm" svg:height="5.269cm">
          <chartooo:coordinate-region svg:x="2.038cm" svg:y="1.418cm" svg:width="17.877cm" svg:height="4.278cm"/>
          <chart:axis chart:dimension="x" chart:name="primary-x" chart:style-name="ch4" chartooo:axis-type="auto">
            <chartooo:date-scale/>
            <chart:title svg:x="9.974cm" svg:y="6.64cm" chart:style-name="ch5">
              <text:p>Procesai</text:p>
            </chart:title>
            <chart:categories table:cell-range-address="Sheet3.K8:Sheet3.K87"/>
          </chart:axis>
          <chart:axis chart:dimension="y" chart:name="primary-y" chart:style-name="ch6">
            <chart:title svg:x="0.451cm" svg:y="4.638cm" chart:style-name="ch7">
              <text:p>Sekundės</text:p>
            </chart:title>
            <chart:grid chart:style-name="ch8" chart:class="major"/>
          </chart:axis>
          <chart:series chart:style-name="ch9" chart:values-cell-range-address="Sheet3.L8:Sheet3.L87" chart:label-cell-address="Sheet3.L7:Sheet3.L7" chart:class="chart:line">
            <chart:data-point chart:repeated="8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ikas</text:p>
                <draw:g>
                  <svg:desc>Sheet3.L7:Sheet3.L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3.K8:Sheet3.K87</svg:desc>
                </draw:g>
              </table:table-cell>
              <table:table-cell office:value-type="float" office:value="13.630252">
                <text:p>13.630252</text:p>
                <draw:g>
                  <svg:desc>Sheet3.L8:Sheet3.L8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.565733">
                <text:p>13.5657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.591564">
                <text:p>10.5915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.496789">
                <text:p>10.49678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.619295">
                <text:p>8.61929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.238882">
                <text:p>7.23888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.233956">
                <text:p>7.2339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329303">
                <text:p>7.3293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520278">
                <text:p>6.5202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726475">
                <text:p>5.72647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.943969">
                <text:p>4.94396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891868">
                <text:p>3.89186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543828">
                <text:p>3.54382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582343">
                <text:p>3.58234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.26657">
                <text:p>3.2665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996812">
                <text:p>2.99681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.073728">
                <text:p>3.07372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987356">
                <text:p>2.98735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.068209">
                <text:p>3.06820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.152774">
                <text:p>3.15277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.43328">
                <text:p>3.4332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.112672">
                <text:p>3.11267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.995828">
                <text:p>2.99582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.994997">
                <text:p>2.9949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